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y 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table:style-name="Default" office:value-type="string" calcext:value-type="string">
            <text:p>fac</text:p>
          </table:table-cell>
          <table:table-cell table:style-name="ce1" office:value-type="string" calcext:value-type="string">
            <text:p>DCDC efficienc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]*[.C2]" office:value-type="float" office:value="0.99" calcext:value-type="float">
            <text:p>0.99</text:p>
          </table:table-cell>
          <table:table-cell/>
          <table:table-cell table:style-name="Default" office:value-type="float" office:value="1.14" calcext:value-type="float">
            <text:p>1.14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o amp</text:p>
          </table:table-cell>
          <table:table-cell office:value-type="float" office:value="17" calcext:value-type="float">
            <text:p>17</text:p>
          </table:table-cell>
          <table:table-cell table:formula="of:=[.D3]/[.B3]" office:value-type="float" office:value="1.55294117647059" calcext:value-type="float">
            <text:p>1.55294117647059</text:p>
          </table:table-cell>
          <table:table-cell table:formula="of:=12*2.2" office:value-type="float" office:value="26.4" calcext:value-type="float">
            <text:p>26.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dec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5]*[.C5]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" calcext:value-type="float">
            <text:p>24</text:p>
          </table:table-cell>
          <table:table-cell table:formula="of:=[.D7]/[.B7]" office:value-type="float" office:value="1.20375" calcext:value-type="float">
            <text:p>1.20375</text:p>
          </table:table-cell>
          <table:table-cell table:formula="of:=SUM([.D2:.D5])" office:value-type="float" office:value="28.89" calcext:value-type="float">
            <text:p>28.89</text:p>
          </table:table-cell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Note: cumulated is the power that the stage has to deliver, so losses will have to be delivered by the upper stag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1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3]/[.B13]" office:value-type="float" office:value="1.3965" calcext:value-type="float">
            <text:p>1.3965</text:p>
          </table:table-cell>
          <table:table-cell table:formula="of:=[.D14]*[.F2]" office:value-type="float" office:value="33.516" calcext:value-type="float">
            <text:p>33.5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3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14]/[.B14]" office:value-type="float" office:value="1.72941176470588" calcext:value-type="float">
            <text:p>1.72941176470588</text:p>
          </table:table-cell>
          <table:table-cell table:formula="of:=[.D15]+[.D3]" office:value-type="float" office:value="29.4" calcext:value-type="float">
            <text:p>29.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6" calcext:value-type="float">
            <text:p>0.6</text:p>
          </table:table-cell>
          <table:table-cell table:formula="of:=[.D16]+[.D5]+[.D4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3.3" calcext:value-type="float">
            <text:p>3.3</text:p>
          </table:table-cell>
          <table:table-cell table:formula="of:=[.C2]" office:value-type="float" office:value="0.3" calcext:value-type="float">
            <text:p>0.3</text:p>
          </table:table-cell>
          <table:table-cell table:formula="of:=[.B16]*[.C16]+([.B15]-[.B16])*[.C16]" office:value-type="float" office:value="1.5" calcext:value-type="float">
            <text:p>1.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2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24" calcext:value-type="float">
            <text:p>24</text:p>
          </table:table-cell>
          <table:table-cell table:formula="of:=[.D19]/[.B19]" office:value-type="float" office:value="1.9266" calcext:value-type="float">
            <text:p>1.9266</text:p>
          </table:table-cell>
          <table:table-cell table:formula="of:=[.D20]/[.G2]*[.F2]" office:value-type="float" office:value="46.2384" calcext:value-type="float">
            <text:p>46.23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0]/[.B20]" office:value-type="float" office:value="1.78941176470588" calcext:value-type="float">
            <text:p>1.78941176470588</text:p>
          </table:table-cell>
          <table:table-cell table:formula="of:=[.D21]+[.D3]" office:value-type="float" office:value="30.42" calcext:value-type="float">
            <text:p>30.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21]/[.B21]" office:value-type="float" office:value="0.717857142857143" calcext:value-type="float">
            <text:p>0.717857142857143</text:p>
          </table:table-cell>
          <table:table-cell table:formula="of:=[.D22]+([.B22]-[.B23])*[.C22]" office:value-type="float" office:value="4.02" calcext:value-type="float">
            <text:p>4.02</text:p>
          </table:table-cell>
          <table:table-cell/>
          <table:table-cell table:formula="of:=[.B21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17V</text:p>
          </table:table-cell>
          <table:table-cell table:formula="of:=([.F21]-[.F22])*[.C21]" office:value-type="float" office:value="0.430714285714285" calcext:value-type="float">
            <text:p>0.430714285714285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2]/[.B22]" office:value-type="float" office:value="0.6" calcext:value-type="float">
            <text:p>0.6</text:p>
          </table:table-cell>
          <table:table-cell table:formula="of:=[.D23]+[.D4]+[.D5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21]-[.F22])*[.C22]" office:value-type="float" office:value="0.36" calcext:value-type="float">
            <text:p>0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23]*[.C23]+([.B22]-[.B23])*[.C23]" office:value-type="float" office:value="1.5" calcext:value-type="float">
            <text:p>1.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5V</text:p>
          </table:table-cell>
          <table:table-cell table:formula="of:=(5-3.3)*0.3" office:value-type="float" office:value="0.51" calcext:value-type="float">
            <text:p>0.51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3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26]/[.B26]" office:value-type="float" office:value="1.95573333333333" calcext:value-type="float">
            <text:p>1.95573333333333</text:p>
          </table:table-cell>
          <table:table-cell table:formula="of:=[.D27]/[.G2]*[.F2]" office:value-type="float" office:value="46.9376" calcext:value-type="float">
            <text:p>46.93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27]/[.B27]" office:value-type="float" office:value="1.81647058823529" calcext:value-type="float">
            <text:p>1.81647058823529</text:p>
          </table:table-cell>
          <table:table-cell table:formula="of:=[.D28]/[.G2]+[.D3]" office:value-type="float" office:value="30.88" calcext:value-type="float">
            <text:p>30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28]/[.B28]" office:value-type="float" office:value="0.6" calcext:value-type="float">
            <text:p>0.6</text:p>
          </table:table-cell>
          <table:table-cell table:formula="of:=[.D29]+[.D30]+([.B28]-[.B30])*[.C30]+([.B28]-[.B29])*[.C29]" office:value-type="float" office:value="3.36" calcext:value-type="float">
            <text:p>3.36</text:p>
          </table:table-cell>
          <table:table-cell/>
          <table:table-cell table:formula="of:=[.B28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17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D29]/[.B29]" office:value-type="float" office:value="0.3" calcext:value-type="float">
            <text:p>0.3</text:p>
          </table:table-cell>
          <table:table-cell table:formula="of:=[.D4]+[.D5]"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28]-[.F29])*[.C29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[.B30]*[.C30]" office:value-type="float" office:value="0.99" calcext:value-type="float">
            <text:p>0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28]-[.F30])*[.C30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4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office:value-type="float" office:value="24" calcext:value-type="float">
            <text:p>24</text:p>
          </table:table-cell>
          <table:table-cell table:formula="of:=[.D33]/[.B33]" office:value-type="float" office:value="1.8848" calcext:value-type="float">
            <text:p>1.8848</text:p>
          </table:table-cell>
          <table:table-cell table:formula="of:=([.D34]/[.G2]+[.D35]/[.G2])*[.F2]" office:value-type="float" office:value="45.2352" calcext:value-type="float">
            <text:p>45.23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4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34]/[.B34]" office:value-type="float" office:value="1.55294117647059" calcext:value-type="float">
            <text:p>1.55294117647059</text:p>
          </table:table-cell>
          <table:table-cell table:formula="of:=[.D3]" office:value-type="float" office:value="26.4" calcext:value-type="float">
            <text:p>26.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7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.6" calcext:value-type="float">
            <text:p>5.6</text:p>
          </table:table-cell>
          <table:table-cell table:formula="of:=[.D35]/[.B35]" office:value-type="float" office:value="0.6" calcext:value-type="float">
            <text:p>0.6</text:p>
          </table:table-cell>
          <table:table-cell table:formula="of:=[.D36]+[.D37]+([.B35]-[.B36])*[.C36]+([.B35]-[.B37])*[.C37]" office:value-type="float" office:value="3.36" calcext:value-type="float">
            <text:p>3.36</text:p>
          </table:table-cell>
          <table:table-cell/>
          <table:table-cell table:formula="of:=[.B35]" office:value-type="float" office:value="5.6" calcext:value-type="float">
            <text:p>5.6</text:p>
          </table:table-cell>
          <table:table-cell office:value-type="string" calcext:value-type="string">
            <text:p>@0.7A</text:p>
          </table:table-cell>
          <table:table-cell office:value-type="string" calcext:value-type="string">
            <text:p>DC/DC from 24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5" calcext:value-type="float">
            <text:p>5</text:p>
          </table:table-cell>
          <table:table-cell table:formula="of:=[.C4]+[.C5]" office:value-type="float" office:value="0.3" calcext:value-type="float">
            <text:p>0.3</text:p>
          </table:table-cell>
          <table:table-cell table:formula="of:=[.C36]*[.B36]"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LDO from 6V</text:p>
          </table:table-cell>
          <table:table-cell table:formula="of:=([.F35]-[.F36])*[.C36]" office:value-type="float" office:value="0.18" calcext:value-type="float">
            <text:p>0.18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ge 4</text:p>
          </table:table-cell>
          <table:table-cell office:value-type="float" office:value="3.3" calcext:value-type="float">
            <text:p>3.3</text:p>
          </table:table-cell>
          <table:table-cell table:formula="of:=[.C23]" office:value-type="float" office:value="0.3" calcext:value-type="float">
            <text:p>0.3</text:p>
          </table:table-cell>
          <table:table-cell table:formula="of:=[.C37]*[.B37]" office:value-type="float" office:value="0.99" calcext:value-type="float">
            <text:p>0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 from 6V</text:p>
          </table:table-cell>
          <table:table-cell table:formula="of:=([.F35]-[.F37])*[.C37]" office:value-type="float" office:value="0.69" calcext:value-type="float">
            <text:p>0.69</text:p>
          </table:table-cell>
          <table:table-cell office:value-type="string" calcext:value-type="string">
            <text:p>los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9:02:40.829000000</meta:creation-date>
    <meta:generator>LibreOffice/6.4.7.2$Linux_X86_64 LibreOffice_project/40$Build-2</meta:generator>
    <dc:date>2022-09-22T13:52:33.764965255</dc:date>
    <meta:editing-duration>PT6H48M7S</meta:editing-duration>
    <meta:editing-cycles>77</meta:editing-cycles>
    <meta:document-statistic meta:table-count="1" meta:cell-count="189" meta:object-count="0"/>
  </office:meta>
</office:document-meta>
</file>